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0c3d" officeooo:paragraph-rsid="00030c3d"/>
    </style:style>
    <style:style style:name="P2" style:family="paragraph" style:parent-style-name="Standard">
      <style:text-properties officeooo:rsid="00047bc5" officeooo:paragraph-rsid="00047bc5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47bc5" officeooo:paragraph-rsid="00047bc5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4f4b1" officeooo:paragraph-rsid="0004f4b1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4f4b1" officeooo:paragraph-rsid="0004f4b1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047bc5" officeooo:paragraph-rsid="00047bc5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4f4b1" officeooo:paragraph-rsid="0004f4b1" style:font-weight-asian="normal" style:font-weight-complex="normal"/>
    </style:style>
    <style:style style:name="P8" style:family="paragraph" style:parent-style-name="Standard">
      <style:text-properties officeooo:rsid="0004f4b1" officeooo:paragraph-rsid="0004f4b1"/>
    </style:style>
    <style:style style:name="P9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text-underline-style="none" fo:font-weight="normal" officeooo:rsid="0004f4b1" officeooo:paragraph-rsid="0004f4b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f4b1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1) Comment s’effectue un plan de requête répartie ?</text:p>
      <text:p text:style-name="P2"/>
      <text:p text:style-name="P2">La requête est d’abord fragmenté, ensuite la requête s’effectue sur chaque fragment. Ces requêtes sont optimisé pour obtenir un plan d’exécution répartie.</text:p>
      <text:p text:style-name="P8">En entré, on effectue une requête simplifié global et en sortie on obtient un plan optimisé sur chaque fragment.</text:p>
      <text:p text:style-name="P2"/>
      <text:p text:style-name="P3">2) Comment s’effectue la fragmentation ?</text:p>
      <text:p text:style-name="P3"/>
      <text:p text:style-name="P6">La requête est d’abord réécrite dans un arbre algébrique, puis <text:span text:style-name="T1">reconstruite </text:span>: la requéte est réécrite en fonction du fragment, (on remplace les relations globals par des définitions plus préxise selon le fragment).</text:p>
      <text:p text:style-name="P6">Pour finir elle est transformé : des technique de réduction sont appliqué pour alléger la requéte (éliminer les opérations inutiles)</text:p>
      <text:p text:style-name="P6"/>
      <text:p text:style-name="P3">3) Quelles sont les technique de réduction ?</text:p>
      <text:p text:style-name="P3"/>
      <text:p text:style-name="P6"><text:span text:style-name="T1">Réduction</text:span> <text:span text:style-name="T1">horizontal </text:span>: sur chaque fragment on élimine les unions avec les autres fragments.</text:p>
      <text:p text:style-name="P6"><text:span text:style-name="T1">Réduction</text:span> <text:span text:style-name="T1">vertical </text:span>: <text:s/><text:span text:style-name="T2">On élimine les attributs inutile pour le fragment concerné.</text:span></text:p>
      <text:p text:style-name="P5">Réduction horizontal dérivé <text:span text:style-name="T3">: On distribue les jointures par rapport aux unions avant d’appliquer la réduction horizontal.</text:span></text:p>
      <text:p text:style-name="P5"><text:span text:style-name="T3"/></text:p>
      <text:p text:style-name="P4">4) Que fait l’optimisation ?</text:p>
      <text:p text:style-name="P4"/>
      <text:p text:style-name="P7">L’optimiiseur choisit :</text:p>
      <text:list xml:id="list193732256" text:style-name="L2">
        <text:list-item>
          <text:p text:style-name="P9">l’ordre de jionture</text:p>
        </text:list-item>
        <text:list-item>
          <text:p text:style-name="P9">l’algorithme de jionture</text:p>
        </text:list-item>
        <text:list-item>
          <text:p text:style-name="P9">le chemin d’accé</text:p>
        </text:list-item>
        <text:list-item>
          <text:p text:style-name="P9">les site des résultats intermédiaires</text:p>
        </text:list-item>
        <text:list-item>
          <text:p text:style-name="P9">la méthode de transfert de données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6:53:17.120335583</meta:creation-date>
    <dc:date>2020-03-23T17:40:54.182896088</dc:date>
    <meta:editing-duration>PT9M56S</meta:editing-duration>
    <meta:editing-cycles>1</meta:editing-cycles>
    <meta:document-statistic meta:table-count="0" meta:image-count="0" meta:object-count="0" meta:page-count="1" meta:paragraph-count="17" meta:word-count="193" meta:character-count="1227" meta:non-whitespace-character-count="1055"/>
    <meta:generator>LibreOffice/6.0.7.3$Linux_X86_64 LibreOffice_project/00m0$Build-3</meta:generator>
  </office:meta>
</office:document-meta>
</file>